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6f6d"/>
    </style:style>
    <style:style style:name="T1" style:family="text">
      <style:text-properties officeooo:rsid="000a6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nal Assessments:</text:span></text:p>
      <text:p text:style-name="P1"><text:a xlink:type="simple" xlink:href="https://datahack.analyticsvidhya.com/contest/machine-learning-starter-program-hackathon/??utm_source=courses&amp;utm_medium=MLSP" text:style-name="Internet_20_link" text:visited-style-name="Visited_20_Internet_20_Link">https://datahack.analyticsvidhya.com/contest/machine-learning-starter-program-hackathon/??utm_source=courses&amp;utm_medium=MLSP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47:06.248869848</meta:creation-date>
    <dc:date>2020-04-15T13:47:59.104400212</dc:date>
    <meta:editing-duration>PT53S</meta:editing-duration>
    <meta:editing-cycles>1</meta:editing-cycles>
    <meta:document-statistic meta:table-count="0" meta:image-count="0" meta:object-count="0" meta:page-count="1" meta:paragraph-count="2" meta:word-count="3" meta:character-count="142" meta:non-whitespace-character-count="141"/>
    <meta:generator>LibreOffice/6.0.7.3$Linux_X86_64 LibreOffice_project/00m0$Build-3</meta:generator>
  </office:meta>
</office:document-meta>
</file>